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Accanthis ADF Std No3" svg:font-family="'Accanthis ADF Std No3'" style:font-pitch="variable"/>
    <style:font-face style:name="Amiri Quran" svg:font-family="'Amiri Quran'" style:font-pitch="variable"/>
    <style:font-face style:name="EB Garamond 08" svg:font-family="'EB Garamond 08'" style:font-pitch="variable"/>
    <style:font-face style:name="GFS Theokritos" svg:font-family="'GFS Theokritos'" style:font-pitch="variable"/>
    <style:font-face style:name="Linux Libertine Mono O" svg:font-family="'Linux Libertine Mono O'" style:font-pitch="variable"/>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2"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8cm" fo:min-width="3.45cm" fo:padding-top="0.15cm" fo:padding-bottom="0.15cm" fo:padding-left="0.275cm" fo:padding-right="0.275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1cm" fo:min-width="3.45cm" fo:padding-top="0.15cm" fo:padding-bottom="0.15cm" fo:padding-left="0.275cm" fo:padding-right="0.275cm"/>
    </style:style>
    <style:style style:name="gr5" style:family="graphic" style:parent-style-name="standard">
      <style:graphic-properties draw:stroke="none" svg:stroke-color="#000000" draw:fill="none" draw:fill-color="#ffffff" fo:min-height="1.036cm"/>
    </style:style>
    <style:style style:name="gr6"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3.25cm" fo:padding-top="0.15cm" fo:padding-bottom="0.15cm" fo:padding-left="0.275cm" fo:padding-right="0.275cm"/>
    </style:style>
    <style:style style:name="gr9"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10" style:family="graphic" style:parent-style-name="objectwithoutfill">
      <style:graphic-properties svg:stroke-color="#b2b2b2" draw:marker-end="Arrow" draw:marker-end-width="0.3cm" draw:fill="none" draw:textarea-vertical-align="middle"/>
    </style:style>
    <style:style style:name="gr11"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12"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2cm" fo:min-width="3.25cm" fo:padding-top="0.15cm" fo:padding-bottom="0.15cm" fo:padding-left="0.275cm" fo:padding-right="0.275cm"/>
    </style:style>
    <style:style style:name="gr1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826cm" fo:min-width="1.276cm" fo:padding-top="0.15cm" fo:padding-bottom="0.15cm" fo:padding-left="0.275cm" fo:padding-right="0.275cm"/>
    </style:style>
    <style:style style:name="gr14" style:family="graphic" style:parent-style-name="standard">
      <style:graphic-properties draw:stroke="none" svg:stroke-color="#000000" draw:fill="none" draw:fill-color="#ffffff" fo:min-height="0.85cm"/>
    </style:style>
    <style:style style:name="P1" style:family="paragraph">
      <style:paragraph-properties fo:text-align="center"/>
    </style:style>
    <style:style style:name="P2" style:family="paragraph">
      <loext:graphic-properties draw:fill="none"/>
      <style:paragraph-properties fo:text-align="center"/>
      <style:text-properties fo:font-size="14pt" fo:font-weight="bold" style:font-size-asian="14pt" style:font-weight-asian="bold" style:font-size-complex="14pt" style:font-weight-complex="bold"/>
    </style:style>
    <style:style style:name="P3" style:family="paragraph">
      <loext:graphic-properties draw:fill="none"/>
      <style:paragraph-properties fo:text-align="center"/>
      <style:text-properties fo:font-size="12pt" style:font-size-asian="12pt" style:font-size-complex="12pt"/>
    </style:style>
    <style:style style:name="P4" style:family="paragraph">
      <loext:graphic-properties draw:fill="none"/>
      <style:paragraph-properties fo:text-align="center"/>
    </style:style>
    <style:style style:name="P5" style:family="paragraph">
      <style:text-properties fo:color="#801900" style:font-name="EB Garamond 08" fo:font-size="32pt" style:font-size-asian="24pt" style:font-size-complex="24pt"/>
    </style:style>
    <style:style style:name="P6" style:family="paragraph">
      <loext:graphic-properties draw:fill="none" draw:fill-color="#ffffff"/>
      <style:text-properties fo:color="#801900" style:font-name="EB Garamond 08" fo:font-size="32pt" style:font-size-asian="24pt" style:font-size-complex="24pt"/>
    </style:style>
    <style:style style:name="P7" style:family="paragraph">
      <style:paragraph-properties fo:text-align="center"/>
      <style:text-properties fo:color="#000000"/>
    </style:style>
    <style:style style:name="P8" style:family="paragraph">
      <loext:graphic-properties draw:fill="none"/>
      <style:paragraph-properties fo:text-align="center"/>
      <style:text-properties fo:color="#000000" fo:font-size="12pt" style:font-size-asian="12pt" style:font-size-complex="12pt"/>
    </style:style>
    <style:style style:name="P9" style:family="paragraph">
      <loext:graphic-properties draw:fill="none"/>
      <style:paragraph-properties fo:text-align="center"/>
      <style:text-properties fo:color="#000000"/>
    </style:style>
    <style:style style:name="P10" style:family="paragraph">
      <style:paragraph-properties fo:text-align="center"/>
      <style:text-properties fo:color="#cc00cc"/>
    </style:style>
    <style:style style:name="P11" style:family="paragraph">
      <loext:graphic-properties draw:fill="none"/>
      <style:paragraph-properties fo:text-align="center"/>
      <style:text-properties fo:color="#cc00cc" fo:font-size="12pt" style:font-size-asian="12pt" style:font-size-complex="12pt"/>
    </style:style>
    <style:style style:name="P12" style:family="paragraph">
      <style:paragraph-properties fo:text-align="center"/>
      <style:text-properties fo:color="#b2b2b2"/>
    </style:style>
    <style:style style:name="P13" style:family="paragraph">
      <loext:graphic-properties draw:fill="none"/>
      <style:paragraph-properties fo:text-align="center"/>
      <style:text-properties fo:color="#b2b2b2" fo:font-size="14pt" fo:font-weight="bold" style:font-size-asian="14pt" style:font-weight-asian="bold" style:font-size-complex="14pt" style:font-weight-complex="bold"/>
    </style:style>
    <style:style style:name="P14" style:family="paragraph">
      <loext:graphic-properties draw:fill="none"/>
      <style:paragraph-properties fo:text-align="center"/>
      <style:text-properties fo:color="#b2b2b2"/>
    </style:style>
    <style:style style:name="P15" style:family="paragraph">
      <loext:graphic-properties draw:fill="none"/>
      <style:paragraph-properties fo:text-align="center"/>
      <style:text-properties fo:color="#b2b2b2" fo:font-size="12pt" style:font-size-asian="12pt" style:font-size-complex="12pt"/>
    </style:style>
    <style:style style:name="P16" style:family="paragraph">
      <loext:graphic-properties draw:fill="none"/>
      <style:paragraph-properties fo:text-align="center"/>
      <style:text-properties fo:color="#000000"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Courier"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2pt" style:font-size-asian="12pt" style:font-size-complex="12pt"/>
    </style:style>
    <style:style style:name="T4" style:family="text">
      <style:text-properties fo:color="#cc00cc" fo:font-size="12pt" fo:font-weight="bold" style:font-size-asian="12pt" style:font-weight-asian="bold" style:font-size-complex="12pt" style:font-weight-complex="bold"/>
    </style:style>
    <style:style style:name="T5" style:family="text">
      <style:text-properties fo:color="#801900" style:font-size-asian="24pt" style:font-size-complex="24pt"/>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style:font-name="Liberation Sans1"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fo:font-size="12pt" style:font-size-asian="12pt" style:font-size-complex="12pt"/>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fo:color="#00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4cm" svg:height="2.2cm" svg:x="4.551cm" svg:y="5cm">
          <text:p text:style-name="P1"><text:span text:style-name="T1">CrossRef</text:span></text:p>
          <text:p text:style-name="P1"><text:span text:style-name="T2">/wor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4cm" svg:height="10.1cm" svg:x="10cm" svg:y="1.051cm">
          <text:p text:style-name="P1"><text:span text:style-name="T3">DOI</text:span></text:p>
          <text:p text:style-name="P1"><text:span text:style-name="T3">alternativ</text:span><text:span text:style-name="T3">e-id</text:span></text:p>
          <text:p text:style-name="P1"><text:span text:style-name="T3">type</text:span></text:p>
          <text:p text:style-name="P1"><text:span text:style-name="T3">deposited</text:span></text:p>
          <text:p text:style-name="P1"><text:span text:style-name="T3">title</text:span></text:p>
          <text:p text:style-name="P1"><text:span text:style-name="T3">author</text:span></text:p>
          <text:p text:style-name="P1"><text:span text:style-name="T3">published</text:span><text:span text:style-name="T3">-print</text:span></text:p>
          <text:p text:style-name="P1"><text:span text:style-name="T3">published</text:span><text:span text:style-name="T3">-online</text:span></text:p>
          <text:p text:style-name="P1"><text:span text:style-name="T4">issn-type</text:span></text:p>
          <text:p text:style-name="P1"><text:span text:style-name="T3">container-</text:span><text:span text:style-name="T3">title</text:span></text:p>
          <text:p text:style-name="P1"><text:span text:style-name="T3">short-</text:span><text:span text:style-name="T3">container-</text:span><text:span text:style-name="T3">title</text:span></text:p>
          <text:p text:style-name="P1"><text:span text:style-name="T3">volume</text:span></text:p>
          <text:p text:style-name="P1"><text:span text:style-name="T3">issue</text:span></text:p>
          <text:p text:style-name="P1"><text:span text:style-name="T3">page</text:span></text:p>
          <text:p text:style-name="P1"><text:span text:style-name="T3">member</text:span></text:p>
          <text:p text:style-name="P1"><text:span text:style-name="T4">publisher</text:span></text:p>
          <text:p text:style-name="P1"><text:span text:style-name="T3">editor</text:span></text:p>
          <text:p text:style-name="P1"><text:span text:style-name="T3">prefix</text:span></text:p>
          <text:p text:style-name="P1"><text:span text:style-name="T4">link</text:span></text:p>
          <text:p text:style-name="P1"><text:span text:style-name="T4">license</text:span></text:p>
          <draw:enhanced-geometry svg:viewBox="0 0 21600 21600" draw:type="rectangle" draw:enhanced-path="M 0 0 L 21600 0 21600 21600 0 21600 0 0 Z N"/>
        </draw:custom-shape>
        <draw:connector draw:style-name="gr3" draw:text-style-name="P4" draw:layer="layout" draw:type="lines" svg:x1="8.951cm" svg:y1="6.1cm" svg:x2="10cm" svg:y2="6.101cm" draw:start-shape="id1" draw:start-glue-point="1" draw:end-shape="id2" draw:end-glue-point="3" svg:d="M8951 6100h526l-2 1h525" svg:viewBox="0 0 1050 2">
          <text:p/>
        </draw:connector>
        <draw:custom-shape draw:style-name="gr1" draw:text-style-name="P2" xml:id="id3" draw:id="id3" draw:layer="layout" svg:width="4.4cm" svg:height="2.2cm" svg:x="18.9cm" svg:y="14.7cm">
          <text:p text:style-name="P1"><text:span text:style-name="T1">EPM</text:span><text:span text:style-name="T1">C</text:span></text:p>
          <text:p text:style-name="P1"><text:span text:style-name="T2">/</text:span><text:span text:style-name="T2">quer</text:span><text:span text:style-name="T2">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4cm" svg:height="8.4cm" svg:x="24.5cm" svg:y="11.6cm">
          <text:p text:style-name="P1"><text:span text:style-name="T4">pmid</text:span></text:p>
          <text:p text:style-name="P1"><text:span text:style-name="T4">pmcid</text:span></text:p>
          <text:p text:style-name="P1"><text:span text:style-name="T4">doi</text:span></text:p>
          <text:p text:style-name="P1"><text:span text:style-name="T3">pubType</text:span></text:p>
          <text:p text:style-name="P1"><text:span text:style-name="T4">inEPMC</text:span></text:p>
          <text:p text:style-name="P1"><text:span text:style-name="T3">inPMC</text:span></text:p>
          <text:p text:style-name="P1"><text:span text:style-name="T3">title</text:span></text:p>
          <text:p text:style-name="P1"><text:span text:style-name="T3">authorString</text:span></text:p>
          <text:p text:style-name="P1"><text:span text:style-name="T3">pubYear</text:span></text:p>
          <text:p text:style-name="P1"><text:span text:style-name="T3">journalIssn</text:span></text:p>
          <text:p text:style-name="P1"><text:span text:style-name="T3">journalTitle</text:span></text:p>
          <text:p text:style-name="P1"><text:span text:style-name="T3">journalVolume</text:span></text:p>
          <text:p text:style-name="P1"><text:span text:style-name="T3">issue</text:span></text:p>
          <text:p text:style-name="P1"><text:span text:style-name="T3">pageInfo</text:span></text:p>
          <text:p text:style-name="P1"><text:span text:style-name="T3">hasPDF</text:span></text:p>
          <text:p text:style-name="P1"><text:span text:style-name="T4">isOpenAccess</text:span></text:p>
          <text:p text:style-name="P1"><text:span text:style-name="T4">license</text:span></text:p>
          <draw:enhanced-geometry svg:viewBox="0 0 21600 21600" draw:type="rectangle" draw:enhanced-path="M 0 0 L 21600 0 21600 21600 0 21600 0 0 Z N"/>
        </draw:custom-shape>
        <draw:connector draw:style-name="gr3" draw:text-style-name="P4" draw:layer="layout" draw:type="lines" svg:x1="23.3cm" svg:y1="15.8cm" svg:x2="24.5cm" svg:y2="15.8cm" draw:start-shape="id3" draw:start-glue-point="1" draw:end-shape="id4" draw:end-glue-point="3" svg:d="M23300 15800h526 149 525" svg:viewBox="0 0 1201 1">
          <text:p/>
        </draw:connector>
        <draw:frame draw:style-name="gr5" draw:text-style-name="P6" draw:layer="layout" svg:width="13.1cm" svg:height="1.386cm" svg:x="15.5cm" svg:y="1.114cm">
          <draw:text-box>
            <text:p text:style-name="P5"><text:span text:style-name="T5">Met</text:span><text:span text:style-name="T5">adat</text:span><text:span text:style-name="T5">a </text:span><text:span text:style-name="T5">and </text:span><text:span text:style-name="T5">sear</text:span><text:span text:style-name="T5">ch </text:span><text:span text:style-name="T5">serv</text:span><text:span text:style-name="T5">ices</text:span></text:p>
          </draw:text-box>
        </draw:frame>
        <draw:custom-shape draw:style-name="gr6" draw:text-style-name="P8" xml:id="id5" draw:id="id5" draw:layer="layout" svg:width="2.5cm" svg:height="1.5cm" svg:x="14.6cm" svg:y="13.051cm">
          <text:p text:style-name="P7"><text:span text:style-name="T3">DOI</text:span></text:p>
          <draw:enhanced-geometry svg:viewBox="0 0 21600 21600" draw:type="rectangle" draw:enhanced-path="M 0 0 L 21600 0 21600 21600 0 21600 0 0 Z N"/>
        </draw:custom-shape>
        <draw:custom-shape draw:style-name="gr6" draw:text-style-name="P8" xml:id="id6" draw:id="id6" draw:layer="layout" svg:width="2.5cm" svg:height="1.5cm" svg:x="14.6cm" svg:y="15.051cm">
          <text:p text:style-name="P7"><text:span text:style-name="T3">PMID</text:span></text:p>
          <draw:enhanced-geometry svg:viewBox="0 0 21600 21600" draw:type="rectangle" draw:enhanced-path="M 0 0 L 21600 0 21600 21600 0 21600 0 0 Z N"/>
        </draw:custom-shape>
        <draw:connector draw:style-name="gr7" draw:text-style-name="P9" draw:layer="layout" draw:type="lines" svg:x1="17.1cm" svg:y1="13.801cm" svg:x2="18.9cm" svg:y2="15.8cm" draw:start-shape="id5" draw:start-glue-point="1" draw:end-shape="id3" draw:end-glue-point="3" svg:d="M17100 13801h525l750 1999h525" svg:viewBox="0 0 1801 2000">
          <text:p/>
        </draw:connector>
        <draw:connector draw:style-name="gr7" draw:text-style-name="P9" draw:layer="layout" draw:type="lines" svg:x1="17.1cm" svg:y1="15.801cm" svg:x2="18.9cm" svg:y2="15.8cm" draw:start-shape="id6" draw:start-glue-point="1" draw:end-shape="id3" draw:end-glue-point="3" svg:d="M17100 15801h525l750-1h525" svg:viewBox="0 0 1801 2">
          <text:p/>
        </draw:connector>
        <draw:custom-shape draw:style-name="gr6" draw:text-style-name="P8" xml:id="id7" draw:id="id7" draw:layer="layout" svg:width="2.5cm" svg:height="1.5cm" svg:x="14.6cm" svg:y="17.051cm">
          <text:p text:style-name="P7"><text:span text:style-name="T3">...</text:span></text:p>
          <draw:enhanced-geometry svg:viewBox="0 0 21600 21600" draw:type="rectangle" draw:enhanced-path="M 0 0 L 21600 0 21600 21600 0 21600 0 0 Z N"/>
        </draw:custom-shape>
        <draw:connector draw:style-name="gr7" draw:text-style-name="P9" draw:layer="layout" draw:type="lines" svg:x1="17.1cm" svg:y1="17.801cm" svg:x2="18.9cm" svg:y2="15.8cm" draw:start-shape="id7" draw:start-glue-point="1" draw:end-shape="id3" svg:d="M17100 17801h525l750-2001h525" svg:viewBox="0 0 1801 2002">
          <text:p/>
        </draw:connector>
        <draw:custom-shape draw:style-name="gr6" draw:text-style-name="P8" xml:id="id8" draw:id="id8" draw:layer="layout" svg:width="2.5cm" svg:height="1.5cm" svg:x="1cm" svg:y="4.4cm">
          <text:p text:style-name="P7"><text:span text:style-name="T3">DOI</text:span></text:p>
          <draw:enhanced-geometry svg:viewBox="0 0 21600 21600" draw:type="rectangle" draw:enhanced-path="M 0 0 L 21600 0 21600 21600 0 21600 0 0 Z N"/>
        </draw:custom-shape>
        <draw:custom-shape draw:style-name="gr6" draw:text-style-name="P8" xml:id="id9" draw:id="id9" draw:layer="layout" svg:width="2.5cm" svg:height="1.5cm" svg:x="1cm" svg:y="6.4cm">
          <text:p text:style-name="P7"><text:span text:style-name="T3">…</text:span></text:p>
          <draw:enhanced-geometry svg:viewBox="0 0 21600 21600" draw:type="rectangle" draw:enhanced-path="M 0 0 L 21600 0 21600 21600 0 21600 0 0 Z N"/>
        </draw:custom-shape>
        <draw:connector draw:style-name="gr7" draw:text-style-name="P9" draw:layer="layout" draw:type="lines" svg:x1="3.5cm" svg:y1="5.15cm" svg:x2="4.551cm" svg:y2="6.1cm" draw:start-shape="id8" draw:start-glue-point="1" draw:end-shape="id1" draw:end-glue-point="3" svg:d="M3500 5150h525l1 950h525" svg:viewBox="0 0 1052 951">
          <text:p/>
        </draw:connector>
        <draw:connector draw:style-name="gr7" draw:text-style-name="P9" draw:layer="layout" draw:type="lines" svg:x1="3.5cm" svg:y1="7.15cm" svg:x2="4.551cm" svg:y2="6.1cm" draw:start-shape="id9" draw:start-glue-point="1" draw:end-shape="id1" draw:end-glue-point="3" svg:d="M3500 7150h525l1-1050h525" svg:viewBox="0 0 1052 1051">
          <text:p/>
        </draw:connector>
        <draw:custom-shape draw:style-name="gr1" draw:text-style-name="P2" xml:id="id10" draw:id="id10" draw:layer="layout" svg:width="4.4cm" svg:height="2.2cm" svg:x="19.6cm" svg:y="3.2cm">
          <text:p text:style-name="P1"><text:span text:style-name="T1">Springer</text:span></text:p>
          <text:p text:style-name="P1"><text:span text:style-name="T2">/meta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24cm" svg:y1="4.3cm" svg:x2="24.8cm" svg:y2="4.299cm" draw:start-shape="id10" draw:start-glue-point="1" draw:end-shape="id11" svg:d="M24000 4300h526l-251-1h525" svg:viewBox="0 0 801 2">
          <text:p/>
        </draw:connector>
        <draw:custom-shape draw:style-name="gr6" draw:text-style-name="P8" xml:id="id12" draw:id="id12" draw:layer="layout" svg:width="2.5cm" svg:height="1.5cm" svg:x="16.051cm" svg:y="2.6cm">
          <text:p text:style-name="P7"><text:span text:style-name="T3">DOI</text:span></text:p>
          <draw:enhanced-geometry svg:viewBox="0 0 21600 21600" draw:type="rectangle" draw:enhanced-path="M 0 0 L 21600 0 21600 21600 0 21600 0 0 Z N"/>
        </draw:custom-shape>
        <draw:custom-shape draw:style-name="gr6" draw:text-style-name="P8" xml:id="id13" draw:id="id13" draw:layer="layout" svg:width="2.5cm" svg:height="1.5cm" svg:x="16.051cm" svg:y="4.6cm">
          <text:p text:style-name="P7"><text:span text:style-name="T3">…</text:span></text:p>
          <draw:enhanced-geometry svg:viewBox="0 0 21600 21600" draw:type="rectangle" draw:enhanced-path="M 0 0 L 21600 0 21600 21600 0 21600 0 0 Z N"/>
        </draw:custom-shape>
        <draw:connector draw:style-name="gr7" draw:text-style-name="P9" draw:layer="layout" draw:type="lines" svg:x1="18.551cm" svg:y1="3.35cm" svg:x2="19.6cm" svg:y2="4.3cm" draw:start-shape="id12" draw:start-glue-point="1" draw:end-shape="id10" draw:end-glue-point="3" svg:d="M18551 3350h525l-1 950h525" svg:viewBox="0 0 1050 951">
          <text:p/>
        </draw:connector>
        <draw:connector draw:style-name="gr7" draw:text-style-name="P9" draw:layer="layout" draw:type="lines" svg:x1="18.551cm" svg:y1="5.35cm" svg:x2="19.6cm" svg:y2="4.3cm" draw:start-shape="id13" draw:start-glue-point="1" draw:end-shape="id10" draw:end-glue-point="3" svg:d="M18551 5350h525l-1-1050h525" svg:viewBox="0 0 1050 1051">
          <text:p/>
        </draw:connector>
        <draw:custom-shape draw:style-name="gr8" draw:text-style-name="P8" xml:id="id11" draw:id="id11" draw:layer="layout" svg:width="3.8cm" svg:height="1.5cm" svg:x="24.8cm" svg:y="3.549cm">
          <text:p text:style-name="P7"><text:span text:style-name="T6">PAM</text:span></text:p>
          <draw:enhanced-geometry svg:viewBox="0 0 21600 21600" draw:type="rectangle" draw:enhanced-path="M 0 0 L 21600 0 21600 21600 0 21600 0 0 Z N"/>
        </draw:custom-shape>
        <draw:custom-shape draw:style-name="gr1" draw:text-style-name="P2" xml:id="id14" draw:id="id14" draw:layer="layout" svg:width="4.4cm" svg:height="2.2cm" svg:x="4.549cm" svg:y="12.2cm">
          <text:p text:style-name="P1"><text:span text:style-name="T1">Els</text:span><text:span text:style-name="T1">evi</text:span><text:span text:style-name="T1">er</text:span></text:p>
          <text:p text:style-name="P1"><text:span text:style-name="T7">Se</text:span><text:span text:style-name="T7">arc</text:span><text:span text:style-name="T7">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8.949cm" svg:y1="13.3cm" svg:x2="9.749cm" svg:y2="13.299cm" draw:start-shape="id14" draw:start-glue-point="1" draw:end-shape="id15" svg:d="M8949 13300h526l-251-1h525" svg:viewBox="0 0 801 2">
          <text:p/>
        </draw:connector>
        <draw:custom-shape draw:style-name="gr6" draw:text-style-name="P8" xml:id="id16" draw:id="id16" draw:layer="layout" svg:width="2.5cm" svg:height="1.5cm" svg:x="1cm" svg:y="11.6cm">
          <text:p text:style-name="P7"><text:span text:style-name="T3">DOI</text:span></text:p>
          <draw:enhanced-geometry svg:viewBox="0 0 21600 21600" draw:type="rectangle" draw:enhanced-path="M 0 0 L 21600 0 21600 21600 0 21600 0 0 Z N"/>
        </draw:custom-shape>
        <draw:custom-shape draw:style-name="gr6" draw:text-style-name="P8" xml:id="id17" draw:id="id17" draw:layer="layout" svg:width="2.5cm" svg:height="1.5cm" svg:x="1cm" svg:y="13.6cm">
          <text:p text:style-name="P7"><text:span text:style-name="T3">…</text:span></text:p>
          <draw:enhanced-geometry svg:viewBox="0 0 21600 21600" draw:type="rectangle" draw:enhanced-path="M 0 0 L 21600 0 21600 21600 0 21600 0 0 Z N"/>
        </draw:custom-shape>
        <draw:connector draw:style-name="gr7" draw:text-style-name="P9" draw:layer="layout" draw:type="lines" svg:x1="3.5cm" svg:y1="12.35cm" svg:x2="4.549cm" svg:y2="13.3cm" draw:start-shape="id16" draw:start-glue-point="1" draw:end-shape="id14" draw:end-glue-point="3" svg:d="M3500 12350h525l-1 950h525" svg:viewBox="0 0 1050 951">
          <text:p/>
        </draw:connector>
        <draw:connector draw:style-name="gr7" draw:text-style-name="P9" draw:layer="layout" draw:type="lines" svg:x1="3.5cm" svg:y1="14.35cm" svg:x2="4.549cm" svg:y2="13.3cm" draw:start-shape="id17" draw:start-glue-point="1" draw:end-shape="id14" draw:end-glue-point="3" svg:d="M3500 14350h525l-1-1050h525" svg:viewBox="0 0 1050 1051">
          <text:p/>
        </draw:connector>
        <draw:custom-shape draw:style-name="gr8" draw:text-style-name="P8" xml:id="id15" draw:id="id15" draw:layer="layout" svg:width="3.8cm" svg:height="1.5cm" svg:x="9.749cm" svg:y="12.549cm">
          <text:p text:style-name="P7"><text:span text:style-name="T6">PAM</text:span></text:p>
          <draw:enhanced-geometry svg:viewBox="0 0 21600 21600" draw:type="rectangle" draw:enhanced-path="M 0 0 L 21600 0 21600 21600 0 21600 0 0 Z N"/>
        </draw:custom-shape>
        <draw:custom-shape draw:style-name="gr1" draw:text-style-name="P2" xml:id="id18" draw:id="id18" draw:layer="layout" svg:width="4.4cm" svg:height="2.2cm" svg:x="4.55cm" svg:y="16.6cm">
          <text:p text:style-name="P1"><text:span text:style-name="T1">Elsevier</text:span></text:p>
          <text:p text:style-name="P1"><text:span text:style-name="T7">Sear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8.95cm" svg:y1="17.7cm" svg:x2="9.75cm" svg:y2="17.699cm" draw:start-shape="id18" draw:start-glue-point="1" draw:end-shape="id19" svg:d="M8950 17700h526l-251-1h525" svg:viewBox="0 0 801 2">
          <text:p/>
        </draw:connector>
        <draw:custom-shape draw:style-name="gr6" draw:text-style-name="P8" xml:id="id20" draw:id="id20" draw:layer="layout" svg:width="2.5cm" svg:height="1.5cm" svg:x="1.001cm" svg:y="16.951cm">
          <text:p text:style-name="P7"><text:span text:style-name="T3">DOI</text:span></text:p>
          <draw:enhanced-geometry svg:viewBox="0 0 21600 21600" draw:type="rectangle" draw:enhanced-path="M 0 0 L 21600 0 21600 21600 0 21600 0 0 Z N"/>
        </draw:custom-shape>
        <draw:connector draw:style-name="gr7" draw:text-style-name="P9" draw:layer="layout" draw:type="lines" svg:x1="3.501cm" svg:y1="17.701cm" svg:x2="4.55cm" svg:y2="17.7cm" draw:start-shape="id20" draw:start-glue-point="1" draw:end-shape="id18" draw:end-glue-point="3" svg:d="M3501 17701h525l-1-1h525" svg:viewBox="0 0 1050 2">
          <text:p/>
        </draw:connector>
        <draw:custom-shape draw:style-name="gr8" draw:text-style-name="P11" xml:id="id19" draw:id="id19" draw:layer="layout" svg:width="3.8cm" svg:height="1.5cm" svg:x="9.75cm" svg:y="16.949cm">
          <text:p text:style-name="P10"><text:span text:style-name="T4">XML/Entitlements</text:span></text:p>
          <draw:enhanced-geometry svg:viewBox="0 0 21600 21600" draw:type="rectangle" draw:enhanced-path="M 0 0 L 21600 0 21600 21600 0 21600 0 0 Z N"/>
        </draw:custom-shape>
        <draw:custom-shape draw:style-name="gr9" draw:text-style-name="P13" xml:id="id21" draw:id="id21" draw:layer="layout" svg:width="4.4cm" svg:height="2.2cm" svg:x="19.649cm" svg:y="7.5cm">
          <text:p text:style-name="P12"><text:span text:style-name="T1">W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4" draw:layer="layout" draw:type="lines" svg:x1="24.049cm" svg:y1="8.6cm" svg:x2="24.849cm" svg:y2="8.599cm" draw:start-shape="id21" draw:start-glue-point="1" draw:end-shape="id22" svg:d="M24049 8600h526l-251-1h525" svg:viewBox="0 0 801 2">
          <text:p/>
        </draw:connector>
        <draw:custom-shape draw:style-name="gr11" draw:text-style-name="P15" xml:id="id23" draw:id="id23" draw:layer="layout" svg:width="2.5cm" svg:height="1.5cm" svg:x="16.1cm" svg:y="7.851cm">
          <text:p text:style-name="P12"><text:span text:style-name="T3">…</text:span></text:p>
          <draw:enhanced-geometry svg:viewBox="0 0 21600 21600" draw:type="rectangle" draw:enhanced-path="M 0 0 L 21600 0 21600 21600 0 21600 0 0 Z N"/>
        </draw:custom-shape>
        <draw:connector draw:style-name="gr10" draw:text-style-name="P14" draw:layer="layout" draw:type="lines" svg:x1="18.6cm" svg:y1="8.601cm" svg:x2="19.649cm" svg:y2="8.6cm" draw:start-shape="id23" draw:start-glue-point="1" draw:end-shape="id21" draw:end-glue-point="3" svg:d="M18600 8601h525l-1-1h525" svg:viewBox="0 0 1050 2">
          <text:p/>
        </draw:connector>
        <draw:custom-shape draw:style-name="gr12" draw:text-style-name="P15" xml:id="id22" draw:id="id22" draw:layer="layout" svg:width="3.8cm" svg:height="1.5cm" svg:x="24.849cm" svg:y="7.849cm">
          <text:p text:style-name="P12"><text:span text:style-name="T8">?</text:span></text:p>
          <draw:enhanced-geometry svg:viewBox="0 0 21600 21600" draw:type="rectangle" draw:enhanced-path="M 0 0 L 21600 0 21600 21600 0 21600 0 0 Z N"/>
        </draw:custom-shape>
      </draw:page>
      <draw:page draw:name="page2" draw:style-name="dp1" draw:master-page-name="Default">
        <draw:custom-shape draw:style-name="gr6" draw:text-style-name="P3" xml:id="id24" draw:id="id24" draw:layer="layout" svg:width="2.5cm" svg:height="1.5cm" svg:x="1cm" svg:y="1.5cm">
          <text:p text:style-name="P1"><text:span text:style-name="T3">PMCID</text:span></text:p>
          <draw:enhanced-geometry svg:viewBox="0 0 21600 21600" draw:type="rectangle" draw:enhanced-path="M 0 0 L 21600 0 21600 21600 0 21600 0 0 Z N"/>
        </draw:custom-shape>
        <draw:custom-shape draw:style-name="gr1" draw:text-style-name="P2" xml:id="id25" draw:id="id25" draw:layer="layout" svg:width="4.4cm" svg:height="2.2cm" svg:x="5.3cm" svg:y="1.16cm">
          <text:p text:style-name="P1"><text:span text:style-name="T1">EPMC</text:span></text:p>
          <text:p text:style-name="P1"><text:span text:style-name="T9">/fullTextXM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3.5cm" svg:y1="2.25cm" svg:x2="5.3cm" svg:y2="2.26cm" draw:start-shape="id24" draw:start-glue-point="1" draw:end-shape="id25" draw:end-glue-point="3" svg:d="M3500 2250h525l750 10h525" svg:viewBox="0 0 1801 11">
          <text:p/>
        </draw:connector>
        <draw:connector draw:style-name="gr3" draw:text-style-name="P4" draw:layer="layout" draw:type="lines" svg:x1="9.7cm" svg:y1="2.26cm" svg:x2="11.9cm" svg:y2="2.25cm" draw:start-shape="id25" draw:start-glue-point="1" draw:end-shape="id26" draw:end-glue-point="3" svg:d="M9700 2260h526l1148-10h526" svg:viewBox="0 0 2201 11">
          <text:p/>
        </draw:connector>
        <draw:custom-shape draw:style-name="gr13" draw:text-style-name="P4" xml:id="id26" draw:id="id26" draw:layer="layout" svg:width="2.2cm" svg:height="1.5cm" svg:x="11.9cm" svg:y="1.5cm">
          <text:p text:style-name="P1">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8" xml:id="id27" draw:id="id27" draw:layer="layout" svg:width="2.5cm" svg:height="1.5cm" svg:x="1cm" svg:y="4.5cm">
          <text:p text:style-name="P1"><text:span text:style-name="T10">DOI</text:span></text:p>
          <draw:enhanced-geometry svg:viewBox="0 0 21600 21600" draw:type="rectangle" draw:enhanced-path="M 0 0 L 21600 0 21600 21600 0 21600 0 0 Z N"/>
        </draw:custom-shape>
        <draw:custom-shape draw:style-name="gr6" draw:text-style-name="P8" xml:id="id29" draw:id="id29" draw:layer="layout" svg:width="2.5cm" svg:height="1.5cm" svg:x="1cm" svg:y="6.5cm">
          <text:p text:style-name="P1"><text:span text:style-name="T10">PMID</text:span></text:p>
          <draw:enhanced-geometry svg:viewBox="0 0 21600 21600" draw:type="rectangle" draw:enhanced-path="M 0 0 L 21600 0 21600 21600 0 21600 0 0 Z N"/>
        </draw:custom-shape>
        <draw:connector draw:style-name="gr7" draw:text-style-name="P9" draw:layer="layout" draw:type="lines" svg:x1="3.5cm" svg:y1="5.25cm" svg:x2="5.3cm" svg:y2="7.26cm" draw:start-shape="id27" draw:start-glue-point="1" draw:end-shape="id28" draw:end-glue-point="3" svg:d="M3500 5250h525l750 2010h525" svg:viewBox="0 0 1801 2011">
          <text:p/>
        </draw:connector>
        <draw:connector draw:style-name="gr7" draw:text-style-name="P9" draw:layer="layout" draw:type="lines" svg:x1="3.5cm" svg:y1="7.25cm" svg:x2="5.3cm" svg:y2="7.26cm" draw:start-shape="id29" draw:start-glue-point="1" draw:end-shape="id28" svg:d="M3500 7250h525l750 10h525" svg:viewBox="0 0 1801 11">
          <text:p/>
        </draw:connector>
        <draw:custom-shape draw:style-name="gr6" draw:text-style-name="P8" xml:id="id30" draw:id="id30" draw:layer="layout" svg:width="2.5cm" svg:height="1.5cm" svg:x="1cm" svg:y="8.5cm">
          <text:p text:style-name="P1"><text:span text:style-name="T10">PMCID</text:span></text:p>
          <draw:enhanced-geometry svg:viewBox="0 0 21600 21600" draw:type="rectangle" draw:enhanced-path="M 0 0 L 21600 0 21600 21600 0 21600 0 0 Z N"/>
        </draw:custom-shape>
        <draw:custom-shape draw:style-name="gr1" draw:text-style-name="P16" xml:id="id28" draw:id="id28" draw:layer="layout" svg:width="4.4cm" svg:height="2.2cm" svg:x="5.3cm" svg:y="6.16cm">
          <text:p text:style-name="P1"><text:span text:style-name="T11">Elsevier</text:span></text:p>
          <text:p text:style-name="P1"><text:span text:style-name="T12">Article Retrieva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9" draw:layer="layout" draw:type="lines" svg:x1="3.5cm" svg:y1="9.25cm" svg:x2="5.3cm" svg:y2="7.26cm" draw:start-shape="id30" draw:start-glue-point="1" draw:end-shape="id28" draw:end-glue-point="3" svg:d="M3500 9250h525l750-1990h525" svg:viewBox="0 0 1801 1991">
          <text:p/>
        </draw:connector>
        <draw:connector draw:style-name="gr7" draw:text-style-name="P9" draw:layer="layout" draw:type="lines" svg:x1="9.7cm" svg:y1="7.26cm" svg:x2="11.9cm" svg:y2="7.251cm" draw:start-shape="id28" draw:start-glue-point="1" draw:end-shape="id31" draw:end-glue-point="3" svg:d="M9700 7260h526l1148-9h526" svg:viewBox="0 0 2201 10">
          <text:p/>
        </draw:connector>
        <draw:custom-shape draw:style-name="gr13" draw:text-style-name="P4" xml:id="id31" draw:id="id31" draw:layer="layout" svg:width="2.2cm" svg:height="1.5cm" svg:x="11.9cm" svg:y="6.501cm">
          <text:p text:style-name="P1">XOC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3" xml:id="id32" draw:id="id32" draw:layer="layout" svg:width="2.5cm" svg:height="1.5cm" svg:x="1cm" svg:y="11.54cm">
          <text:p text:style-name="P1"><text:span text:style-name="T3">PMCID</text:span></text:p>
          <draw:enhanced-geometry svg:viewBox="0 0 21600 21600" draw:type="rectangle" draw:enhanced-path="M 0 0 L 21600 0 21600 21600 0 21600 0 0 Z N"/>
        </draw:custom-shape>
        <draw:custom-shape draw:style-name="gr1" draw:text-style-name="P2" xml:id="id33" draw:id="id33" draw:layer="layout" svg:width="4.4cm" svg:height="2.2cm" svg:x="5.3cm" svg:y="11.2cm">
          <text:p text:style-name="P1"><text:span text:style-name="T1">Springer</text:span></text:p>
          <text:p text:style-name="P1"><text:span text:style-name="T9">/openacces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3.5cm" svg:y1="12.29cm" svg:x2="5.3cm" svg:y2="12.3cm" draw:start-shape="id32" draw:start-glue-point="1" draw:end-shape="id33" draw:end-glue-point="3" svg:d="M3500 12290h525l750 10h525" svg:viewBox="0 0 1801 11">
          <text:p/>
        </draw:connector>
        <draw:connector draw:style-name="gr3" draw:text-style-name="P4" draw:layer="layout" draw:type="lines" svg:x1="9.7cm" svg:y1="12.3cm" svg:x2="11.9cm" svg:y2="12.29cm" draw:start-shape="id33" draw:start-glue-point="1" draw:end-shape="id34" draw:end-glue-point="3" svg:d="M9700 12300h526l1148-10h526" svg:viewBox="0 0 2201 11">
          <text:p/>
        </draw:connector>
        <draw:custom-shape draw:style-name="gr13" draw:text-style-name="P4" xml:id="id34" draw:id="id34" draw:layer="layout" svg:width="2.2cm" svg:height="1.5cm" svg:x="11.9cm" svg:y="11.54cm">
          <text:p text:style-name="P1">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6" draw:layer="layout" svg:width="8cm" svg:height="1.386cm" svg:x="20.6cm" svg:y="1.114cm">
          <draw:text-box>
            <text:p text:style-name="P5"><text:span text:style-name="T5">Full-text servic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Accanthis ADF Std No3" svg:font-family="'Accanthis ADF Std No3'" style:font-pitch="variable"/>
    <style:font-face style:name="Amiri Quran" svg:font-family="'Amiri Quran'" style:font-pitch="variable"/>
    <style:font-face style:name="EB Garamond 08" svg:font-family="'EB Garamond 08'" style:font-pitch="variable"/>
    <style:font-face style:name="GFS Theokritos" svg:font-family="'GFS Theokritos'" style:font-pitch="variable"/>
    <style:font-face style:name="Linux Libertine Mono O" svg:font-family="'Linux Libertine Mono O'" style:font-pitch="variable"/>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11:04:02.875207021</meta:creation-date>
    <dc:date>2018-11-28T15:59:06.461438412</dc:date>
    <meta:editing-duration>PT2H2M50S</meta:editing-duration>
    <meta:editing-cycles>12</meta:editing-cycles>
    <meta:generator>LibreOffice/5.1.6.2$Linux_X86_64 LibreOffice_project/10m0$Build-2</meta:generator>
    <meta:document-statistic meta:object-count="61"/>
  </office:meta>
</office:document-meta>
</file>